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12cm" fo:margin-left="-0.215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5.6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Text_20_body">
      <style:text-properties fo:font-size="12pt" officeooo:rsid="00098044" officeooo:paragraph-rsid="00098044" style:font-size-asian="12pt" style:font-size-complex="12pt"/>
    </style:style>
    <style:style style:name="P2" style:family="paragraph" style:parent-style-name="Text_20_body">
      <style:paragraph-properties fo:line-height="100%"/>
      <style:text-properties fo:font-size="12pt" officeooo:rsid="00098044" officeooo:paragraph-rsid="00098044" style:font-size-asian="12pt" style:font-size-complex="12pt"/>
    </style:style>
    <style:style style:name="P3" style:family="paragraph" style:parent-style-name="Standard">
      <style:text-properties fo:font-style="italic" officeooo:paragraph-rsid="00098044" style:font-style-asian="italic"/>
    </style:style>
    <style:style style:name="P4" style:family="paragraph" style:parent-style-name="Standard">
      <style:text-properties officeooo:paragraph-rsid="00098044"/>
    </style:style>
    <style:style style:name="P5" style:family="paragraph" style:parent-style-name="Standard">
      <style:text-properties fo:font-weight="bold" officeooo:paragraph-rsid="00098044" style:font-weight-asian="bold" style:font-weight-complex="bold"/>
    </style:style>
    <style:style style:name="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officeooo:paragraph-rsid="00098044"/>
    </style:style>
    <style:style style:name="P7" style:family="paragraph" style:parent-style-name="Standard">
      <style:text-properties fo:font-size="22pt" fo:font-weight="bold" officeooo:rsid="00098044" officeooo:paragraph-rsid="00098044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line-height="100%"/>
      <style:text-properties fo:font-size="12pt" officeooo:rsid="000c12e5" officeooo:paragraph-rsid="000c12e5" style:font-size-asian="12pt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098044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<text:span text:style-name="T1">Nome do sistema <text:s text:c="11"/></text:span><text:span text:style-name="T2">Contador de Palavras</text:span></text:p>
          </table:table-cell>
          <table:table-cell table:style-name="Tabela2.B1" office:value-type="string">
            <text:p text:style-name="P6">Versão: <text:span text:style-name="T1">1.0</text:span></text:p>
          </table:table-cell>
        </table:table-row>
        <table:table-row table:style-name="Tabela2.1">
          <table:table-cell table:style-name="Tabela2.A1" office:value-type="string">
            <text:p text:style-name="P3">Nome do documento</text:p>
          </table:table-cell>
          <table:table-cell table:style-name="Tabela2.B1" office:value-type="string">
            <text:p text:style-name="P4">Data: <text:s/>15/04/2016</text:p>
          </table:table-cell>
        </table:table-row>
        <table:table-row table:style-name="Tabela2.1">
          <table:table-cell table:style-name="Tabela2.B1" table:number-columns-spanned="2" office:value-type="string">
            <text:p text:style-name="P3">Nome do arquivo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5"><text:tab/><text:tab/><text:tab/></text:p>
      <text:p text:style-name="P7"/>
      <text:p text:style-name="P7"/>
      <text:p text:style-name="P7"/>
      <text:p text:style-name="P7"/>
      <text:p text:style-name="P7"><text:tab/><text:tab/><text:tab/>Documentação de Especificação</text:p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ext_20_body"><text:soft-page-break/>Histórico de Revisão</text:p>
      <text:p text:style-name="P1">Sumário </text:p>
      <text:p text:style-name="P2">1. Introdução</text:p>
      <text:p text:style-name="P2"><text:tab/>Escopo</text:p>
      <text:p text:style-name="P2"><text:tab/>Descrição dos Stakeholders</text:p>
      <text:p text:style-name="P2">2. Descrição Geral</text:p>
      <text:p text:style-name="P2"><text:tab/>Descrição do Público – Alvo</text:p>
      <text:p text:style-name="P2"><text:tab/>Restrições </text:p>
      <text:p text:style-name="P2">3. Requisitos</text:p>
      <text:p text:style-name="P2"><text:tab/>Requisitos Funcionais</text:p>
      <text:p text:style-name="P2"><text:tab/>Requisitos de Qualidade</text:p>
      <text:p text:style-name="P8">4. Diagramas</text:p>
      <text:p text:style-name="P8"><text:tab/>Caso de Uso</text:p>
      <text:p text:style-name="P8"><text:tab/>Caso de Uso textuais</text:p>
      <text:p text:style-name="P8"><text:tab/>Diagrama de Fluxo de Dados</text:p>
      <text:p text:style-name="P8"/>
      <text:p text:style-name="P2">Apêndices</text:p>
      <text:p text:style-name="P2"><text:tab/>Modelos</text:p>
      <text:p text:style-name="P2"><text:tab/>Glossário</text:p>
      <text:p text:style-name="P2">Índ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fo:line-height="100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Sumario" style:family="paragraph" style:parent-style-name="Header">
      <style:paragraph-properties fo:padding-left="0cm" fo:padding-right="0cm" fo:padding-top="0.035cm" fo:padding-bottom="0.035cm" fo:border-left="none" fo:border-right="none" fo:border-top="2.24pt solid #000000" fo:border-bottom="2.24pt solid #000000"/>
      <style:text-properties fo:font-size="16pt" fo:language="en" fo:country="US" fo:font-weight="bold" style:font-size-asian="16pt" style:font-weight-asian="bold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54:04.399000000</meta:creation-date>
    <dc:date>2016-04-15T13:00:12.881000000</dc:date>
    <meta:editing-duration>PT27M38S</meta:editing-duration>
    <meta:editing-cycles>2</meta:editing-cycles>
    <meta:generator>LibreOffice/5.0.5.2$Windows_x86 LibreOffice_project/55b006a02d247b5f7215fc6ea0fde844b30035b3</meta:generator>
    <meta:document-statistic meta:table-count="1" meta:image-count="0" meta:object-count="0" meta:page-count="2" meta:paragraph-count="26" meta:word-count="62" meta:character-count="439" meta:non-whitespace-character-count="370"/>
  </office:meta>
</office:document-meta>
</file>